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 fo:background-color="#FFFF00"/>
    </style:style>
    <style:style style:name="T15" style:parent-style-name="DefaultParagraphFont" style:family="text">
      <style:text-properties fo:background-color="#FFFF00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P31" style:parent-style-name="Normal" style:list-style-name="LFO3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DefaultParagraphFont" style:family="text">
      <style:text-properties fo:background-color="#FFFF00"/>
    </style:style>
    <style:style style:name="T36" style:parent-style-name="DefaultParagraphFont" style:family="text">
      <style:text-properties fo:font-weight="bold" style:font-weight-asian="bold" style:font-weight-complex="bold" fo:background-color="#FFFF00"/>
    </style:style>
    <style:style style:name="T37" style:parent-style-name="DefaultParagraphFont" style:family="text">
      <style:text-properties fo:background-color="#FFFF00"/>
    </style:style>
    <style:style style:name="T38" style:parent-style-name="DefaultParagraphFont" style:family="text">
      <style:text-properties fo:font-weight="bold" style:font-weight-asian="bold" style:font-weight-complex="bold" fo:background-color="#FFFF00"/>
    </style:style>
    <style:style style:name="T39" style:parent-style-name="DefaultParagraphFont" style:family="text">
      <style:text-properties fo:background-color="#FFFF00"/>
    </style:style>
    <style:style style:name="P40" style:parent-style-name="Normal" style:list-style-name="LFO4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5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5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background-color="#FFFF00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style:font-name="Segoe UI Emoji" style:font-name-complex="Segoe UI Emoji"/>
    </style:style>
    <style:style style:name="T56" style:parent-style-name="DefaultParagraphFont" style:family="text">
      <style:text-properties style:font-name="Segoe UI Emoji" style:font-name-complex="Segoe UI Emoji"/>
    </style:style>
    <style:style style:name="T57" style:parent-style-name="DefaultParagraphFont" style:family="text">
      <style:text-properties style:font-name="Segoe UI Emoji" style:font-name-complex="Segoe UI Emoji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6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6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6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6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7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7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7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7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7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1. Formatting and Parsing</text:p>
      <text:p text:style-name="P2">1.1 Formatting in C#</text:p>
      <text:p text:style-name="Normal"><text:span text:style-name="T3">Definition</text:span>: Formatting refers to converting data types into a readable string representation based on a specific format.</text:p>
      <text:p text:style-name="P4">String Formatting Methods in C#:</text:p>
      <text:list text:style-name="LFO1" text:continue-numbering="true">
        <text:list-item>
          <text:p text:style-name="P5"><text:span text:style-name="T6">String.Format</text:span><text:s/>→ Used to format<text:s/>strings using placeholders.<text:s/></text:p>
        </text:list-item>
      </text:list>
      <text:p text:style-name="Normal">string name = "Alice";</text:p>
      <text:p text:style-name="Normal">int age = 25;</text:p>
      <text:p text:style-name="Normal">string message = string.Format("Name: {0}, Age: {1}", name, age);</text:p>
      <text:list text:style-name="LFO1" text:continue-numbering="true">
        <text:list-item>
          <text:p text:style-name="P7"><text:span text:style-name="T8">Interpolation ($)</text:span><text:s/>→ Easier syntax for formatting strings.<text:s/></text:p>
        </text:list-item>
      </text:list>
      <text:p text:style-name="Normal">string message = $"Name: {name}, Age: {age}";</text:p>
      <text:list text:style-name="LFO1" text:continue-numbering="true">
        <text:list-item>
          <text:p text:style-name="P9"><text:span text:style-name="T10">ToString()</text:span><text:s/>→ Converts a value to a string with an optional format.<text:s/></text:p>
        </text:list-item>
      </text:list>
      <text:p text:style-name="Normal">double price = 123.456;</text:p>
      <text:p text:style-name="Normal">string formattedPrice = price.ToString("C2"); // Currency format</text:p>
      <text:list text:style-name="LFO1" text:continue-numbering="true">
        <text:list-item>
          <text:p text:style-name="P11"><text:span text:style-name="T12">String.PadLeft() / PadRight()</text:span><text:s/>→ Adjusts string width.<text:s/></text:p>
        </text:list-item>
      </text:list>
      <text:p text:style-name="Normal">string padded = "Hello".PadRight(10, '-'); // "Hello-----"</text:p>
      <text:p text:style-name="P13">1.2 Parsing in C#</text:p>
      <text:p text:style-name="Normal"><text:span text:style-name="T14">Definition</text:span><text:span text:style-name="T15">: Parsing is the process of converting a string representation of a value into a strongly typed data type.</text:span></text:p>
      <text:p text:style-name="Normal"><text:span text:style-name="T16">Common Parsing Methods:</text:span></text:p>
      <text:list text:style-name="LFO2" text:continue-numbering="true">
        <text:list-item>
          <text:p text:style-name="P17"><text:span text:style-name="T18">int.Parse(string)</text:span><text:s/>→ Converts a string to an integer. Throws an exception if the format is incorrect.<text:s/></text:p>
        </text:list-item>
      </text:list>
      <text:p text:style-name="Normal">int number = int.Parse("123");<text:s/></text:p>
      <text:list text:style-name="LFO2" text:continue-numbering="true">
        <text:list-item>
          <text:p text:style-name="P19"><text:span text:style-name="T20">int.TryParse(string, out int)</text:span><text:s/>→ Safe parsing that avoids exceptions by returning false if conversion fails.<text:s/></text:p>
        </text:list-item>
      </text:list>
      <text:p text:style-name="Normal">bool<text:s/>success = int.TryParse("123abc", out int number); // success = false</text:p>
      <text:list text:style-name="LFO2" text:continue-numbering="true">
        <text:list-item>
          <text:p text:style-name="P21"><text:span text:style-name="T22">DateTime.Parse()</text:span><text:s/>→ Converts a string to a DateTime object.<text:s/></text:p>
        </text:list-item>
      </text:list>
      <text:p text:style-name="Normal">DateTime date = DateTime.Parse("2025-03-21");<text:s/></text:p>
      <text:list text:style-name="LFO2" text:continue-numbering="true">
        <text:list-item>
          <text:p text:style-name="P23"><text:span text:style-name="T24">double.Parse()</text:span><text:s/>→ Converts a string to a double.<text:s/></text:p>
        </text:list-item>
      </text:list>
      <text:p text:style-name="Normal">csharp</text:p>
      <text:p text:style-name="Normal">CopyEdit</text:p>
      <text:p text:style-name="Normal">double value = double.Parse("12.34");<text:s/></text:p>
      <text:list text:style-name="LFO2" text:continue-numbering="true">
        <text:list-item>
          <text:p text:style-name="P25"><text:span text:style-name="T26">Enum.Parse()</text:span><text:s/>→ Converts a string to an Enum value.<text:s/></text:p>
        </text:list-item>
      </text:list>
      <text:p text:style-name="Normal">csharp</text:p>
      <text:p text:style-name="Normal">CopyEdit</text:p>
      <text:p text:style-name="Normal">enum Days { Sunday, Monday, Tuesday }</text:p>
      <text:p text:style-name="Normal">Days today = (Days)Enum.Parse(typeof(Days), "Monday");</text:p>
      <text:p text:style-name="Normal"><draw:custom-shape svg:x="0in" svg:y="0in" svg:width="45.51042in" svg:height="0.00139in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27">2. Type Conversions in C#</text:p>
      <text:p text:style-name="P28">2.1 Implicit vs<text:s/>Explicit Type Conversion</text:p>
      <text:p text:style-name="Normal"><text:span text:style-name="T29">Implicit Conversion (Automatic, No Data Loss)</text:span></text:p>
      <text:list text:style-name="LFO3" text:continue-numbering="true">
        <text:list-item>
          <text:p text:style-name="P30">Happens when converting from smaller to larger data types.</text:p>
        </text:list-item>
        <text:list-item>
          <text:p text:style-name="P31"><text:span text:style-name="T32">Example:</text:span><text:s/></text:p>
        </text:list-item>
      </text:list>
      <text:p text:style-name="Normal">int num = 100;</text:p>
      <text:p text:style-name="Normal">double d = num; // Implicit conversion (safe)</text:p>
      <text:p text:style-name="Normal"><text:span text:style-name="T33">Explicit Conversion (Manual, Possible Data Loss)</text:span></text:p>
      <text:list text:style-name="LFO4" text:continue-numbering="true">
        <text:list-item>
          <text:p text:style-name="P34"><text:span text:style-name="T35">Done using<text:s/></text:span><text:span text:style-name="T36">casting</text:span><text:span text:style-name="T37"><text:s/>or<text:s/></text:span><text:span text:style-name="T38">Convert</text:span><text:span text:style-name="T39"><text:s/>methods.</text:span></text:p>
        </text:list-item>
        <text:list-item>
          <text:p text:style-name="P40"><text:span text:style-name="T41">Example:</text:span><text:s/></text:p>
        </text:list-item>
      </text:list>
      <text:p text:style-name="Normal">double d = 10.5;</text:p>
      <text:p text:style-name="Normal">int num = (int)d; // Explicit conversion (data loss)</text:p>
      <text:p text:style-name="P42">2.2 Using as and is for Type Checking</text:p>
      <text:p text:style-name="Normal"><text:span text:style-name="T43">is Operator</text:span>: Checks if an object is of a specific type.</text:p>
      <text:p text:style-name="Normal">object obj = "Hello";</text:p>
      <text:p text:style-name="Normal">if (obj is string)</text:p>
      <text:p text:style-name="Normal">{</text:p>
      <text:p text:style-name="Normal"><text:s text:c="4"/>Console.WriteLine("It is a string");</text:p>
      <text:p text:style-name="Normal">}</text:p>
      <text:p text:style-name="Normal"><text:span text:style-name="T44">as Operator</text:span>: Tries to convert an object to a specific type, returns null if unsuccessful.</text:p>
      <text:p text:style-name="Normal">csharp</text:p>
      <text:p text:style-name="Normal">CopyEdit</text:p>
      <text:p text:style-name="Normal">object obj = "Hello";</text:p>
      <text:p text:style-name="Normal">string str = obj as string; // str =<text:s/>"Hello"</text:p>
      <text:p text:style-name="Normal"/>
      <text:p text:style-name="Normal">object obj2 = 123;</text:p>
      <text:p text:style-name="Normal">string str2 = obj2 as string; // str2 = null (fails conversion)</text:p>
      <text:p text:style-name="P45">2.3 Conversion Methods and Parsing</text:p>
      <text:list text:style-name="LFO5" text:continue-numbering="true">
        <text:list-item>
          <text:p text:style-name="P46"><text:span text:style-name="T47">Convert.ToInt32()</text:span><text:s/>→ Converts values safely to an integer.<text:s/></text:p>
        </text:list-item>
      </text:list>
      <text:p text:style-name="Normal">string s = "123";</text:p>
      <text:p text:style-name="Normal">int num = Convert.ToInt32(s);</text:p>
      <text:list text:style-name="LFO5" text:continue-numbering="true">
        <text:list-item>
          <text:p text:style-name="P48"><text:span text:style-name="T49">Casting ((type)variable)</text:span><text:s/>→ Converts data explicitly.<text:s/></text:p>
        </text:list-item>
      </text:list>
      <text:p text:style-name="Normal">csharp</text:p>
      <text:p text:style-name="Normal">CopyEdit</text:p>
      <text:p text:style-name="Normal">double d = 10.5;</text:p>
      <text:p text:style-name="Normal">int num = (int)d; // Explicit casting, loses decimal</text:p>
      <text:p text:style-name="Normal"><draw:custom-shape svg:x="0in" svg:y="0in" svg:width="45.51042in" svg:height="0.00139in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P50">3. Generics in C#</text:p>
      <text:p text:style-name="P51">3.1 Introduction to Generics</text:p>
      <text:p text:style-name="Normal"><text:span text:style-name="T52">Definition</text:span>:<text:s/><text:span text:style-name="T53">Generics allow defining classes, interfaces, and methods with a placeholder for data types, making them reusable.</text:span></text:p>
      <text:p text:style-name="Normal">class GenericClass&lt;T&gt;<text:s/></text:p>
      <text:p text:style-name="Normal">{</text:p>
      <text:p text:style-name="Normal"><text:s text:c="4"/>public T Value { get; set; }</text:p>
      <text:p text:style-name="Normal">}</text:p>
      <text:p text:style-name="Normal"><text:span text:style-name="T54">Advantages of Generics</text:span>:<text:line-break/><text:span text:style-name="T55">✅</text:span><text:s/>Type safety<text:line-break/><text:span text:style-name="T56">✅</text:span><text:s/>Code reusability<text:line-break/><text:span text:style-name="T57">✅</text:span><text:s/>Performance improvement (avoids boxing/unboxing)</text:p>
      <text:p text:style-name="P58">3.2 Generic<text:s/>Collections in .NET</text:p>
      <text:p text:style-name="Normal"><text:span text:style-name="T59">Common Generic Collections</text:span>:</text:p>
      <text:list text:style-name="LFO6" text:continue-numbering="true">
        <text:list-item>
          <text:p text:style-name="P60"><text:span text:style-name="T61">List&lt;T&gt;</text:span><text:s/>→ Dynamic array<text:s/></text:p>
        </text:list-item>
      </text:list>
      <text:p text:style-name="Normal">List&lt;int&gt; numbers = new List&lt;int&gt; {1, 2, 3};</text:p>
      <text:p text:style-name="Normal">numbers.Add(4);</text:p>
      <text:list text:style-name="LFO6" text:continue-numbering="true">
        <text:list-item>
          <text:p text:style-name="P62"><text:span text:style-name="T63">Dictionary&lt;TKey, TValue&gt;</text:span><text:s/>→ Key-value pair<text:s/></text:p>
        </text:list-item>
      </text:list>
      <text:p text:style-name="Normal">Dictionary&lt;int, string&gt; users = new<text:s/>Dictionary&lt;int, string&gt; { {1, "Alice"}, {2, "Bob"} };</text:p>
      <text:list text:style-name="LFO6" text:continue-numbering="true">
        <text:list-item>
          <text:p text:style-name="P64"><text:span text:style-name="T65">Stack&lt;T&gt;</text:span><text:s/>→ LIFO collection<text:s/></text:p>
        </text:list-item>
      </text:list>
      <text:p text:style-name="Normal">Stack&lt;string&gt; stack = new Stack&lt;string&gt;();</text:p>
      <text:p text:style-name="Normal">stack.Push("First");</text:p>
      <text:p text:style-name="Normal">stack.Push("Second");</text:p>
      <text:p text:style-name="Normal">string top = stack.Pop(); // "Second"</text:p>
      <text:list text:style-name="LFO6" text:continue-numbering="true">
        <text:list-item>
          <text:p text:style-name="P66"><text:span text:style-name="T67">Queue&lt;T&gt;</text:span><text:s/>→ FIFO collection<text:s/></text:p>
        </text:list-item>
      </text:list>
      <text:p text:style-name="Normal">Queue&lt;int&gt; queue = new Queue&lt;int&gt;();</text:p>
      <text:p text:style-name="Normal">queue.Enqueue(1);</text:p>
      <text:p text:style-name="Normal">queue.Enqueue(2);</text:p>
      <text:p text:style-name="Normal">int first = queue.Dequeue(); // 1</text:p>
      <text:p text:style-name="P68">3.3 Constraints on Type Parameters</text:p>
      <text:p text:style-name="Normal"><text:span text:style-name="T69">Definition</text:span>: Constraints define what types can be used as generic parameters.</text:p>
      <text:p text:style-name="Normal"><text:span text:style-name="T70">Common<text:s/></text:span><text:span text:style-name="T71">Constraints:</text:span></text:p>
      <text:list text:style-name="LFO7" text:continue-numbering="true">
        <text:list-item>
          <text:p text:style-name="P72"><text:span text:style-name="T73">where T : struct</text:span><text:s/>→ Must be a value type.<text:s/></text:p>
        </text:list-item>
      </text:list>
      <text:p text:style-name="Normal">csharp</text:p>
      <text:p text:style-name="Normal">CopyEdit</text:p>
      <text:p text:style-name="Normal">class Example&lt;T&gt; where T : struct { }</text:p>
      <text:list text:style-name="LFO7" text:continue-numbering="true">
        <text:list-item>
          <text:p text:style-name="P74"><text:span text:style-name="T75">where T : class</text:span><text:s/>→ Must be a reference type.<text:s/></text:p>
        </text:list-item>
      </text:list>
      <text:p text:style-name="Normal">csharp</text:p>
      <text:p text:style-name="Normal">CopyEdit</text:p>
      <text:p text:style-name="Normal">class Example&lt;T&gt; where T : class { }</text:p>
      <text:list text:style-name="LFO7" text:continue-numbering="true">
        <text:list-item>
          <text:p text:style-name="P76"><text:span text:style-name="T77">where T : new()</text:span><text:s/>→ Must have a parameterless constructor.<text:s/></text:p>
        </text:list-item>
      </text:list>
      <text:p text:style-name="Normal">csharp</text:p>
      <text:p text:style-name="Normal">CopyEdit</text:p>
      <text:p text:style-name="Normal">class Example&lt;T&gt; where T : new()<text:s/></text:p>
      <text:p text:style-name="Normal">{</text:p>
      <text:p text:style-name="Normal"><text:s text:c="4"/>public T CreateInstance() =&gt; new T();</text:p>
      <text:p text:style-name="Normal">}</text:p>
      <text:list text:style-name="LFO7" text:continue-numbering="true">
        <text:list-item>
          <text:p text:style-name="P78"><text:span text:style-name="T79">where T : SomeBaseClass</text:span><text:s/>→ Must inherit from a specific class.<text:s/></text:p>
        </text:list-item>
      </text:list>
      <text:p text:style-name="Normal">csharp</text:p>
      <text:p text:style-name="Normal">CopyEdit</text:p>
      <text:p text:style-name="Normal">class Example&lt;T&gt; where T : MyBaseClass { }</text:p>
      <text:list text:style-name="LFO7" text:continue-numbering="true">
        <text:list-item>
          <text:p text:style-name="P80"><text:span text:style-name="T81">where T : IInterface</text:span><text:s/>→<text:s/>Must implement an interface.<text:s/></text:p>
        </text:list-item>
      </text:list>
      <text:p text:style-name="Normal">csharp</text:p>
      <text:p text:style-name="Normal">CopyEdit</text:p>
      <text:p text:style-name="Normal">class Example&lt;T&gt; where T : IComparable&lt;T&gt; { }</text:p>
      <text:p text:style-name="P82">3.4 Generic Methods and Classes</text:p>
      <text:p text:style-name="Normal"><text:span text:style-name="T83">Generic Method Example</text:span></text:p>
      <text:p text:style-name="Normal">csharp</text:p>
      <text:p text:style-name="Normal">CopyEdit</text:p>
      <text:p text:style-name="Normal">public static void Display&lt;T&gt;(T value)</text:p>
      <text:p text:style-name="Normal">{</text:p>
      <text:p text:style-name="Normal"><text:s text:c="4"/>Console.WriteLine(value);</text:p>
      <text:p text:style-name="Normal">}</text:p>
      <text:p text:style-name="Normal"><text:span text:style-name="T84">Generic Class Example</text:span></text:p>
      <text:p text:style-name="Normal">csharp</text:p>
      <text:p text:style-name="Normal">CopyEdit</text:p>
      <text:p text:style-name="Normal">class Box&lt;T&gt;<text:s/></text:p>
      <text:p text:style-name="Normal">{</text:p>
      <text:p text:style-name="Normal"><text:s text:c="4"/>public T Value { get; set; }</text:p>
      <text:p text:style-name="Normal">}</text:p>
      <text:p text:style-name="Normal">Box&lt;int&gt; intBox = new Box&lt;int&gt; { Value = 10 };</text:p>
      <text:p text:style-name="Normal">Box&lt;string&gt; strBox = new Box&lt;string&gt; { Value = "Hello" }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20T20:10:00Z</meta:creation-date>
    <dc:date>2025-03-21T09:16:00Z</dc:date>
    <meta:template xlink:href="Normal.dotm" xlink:type="simple"/>
    <meta:editing-cycles>3</meta:editing-cycles>
    <meta:editing-duration>PT1140S</meta:editing-duration>
    <meta:document-statistic meta:page-count="1" meta:paragraph-count="9" meta:word-count="699" meta:character-count="4676" meta:row-count="33" meta:non-whitespace-character-count="3986"/>
  </office:meta>
</office:document-meta>
</file>